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JAS ZEVALLOS FRANS VICT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681250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61476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JAS ZEVALLOS FRANS VICT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8125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 614 76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681250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08/2021</text:p>
          </table:table-cell>
          <table:table-cell table:style-name="Tabla2.A3" office:value-type="string">
            <text:p text:style-name="P22">15476</text:p>
          </table:table-cell>
          <table:table-cell table:style-name="Tabla2.D3" office:value-type="string">
            <text:p text:style-name="P23">5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LIENTE DEBE 10.00 SOLES + COMISION DE 4.50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8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2:36:1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